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Pictures/10000000000000F0000000140EB8B097BF071B3C.png" manifest:media-type="image/png"/>
  <manifest:file-entry manifest:full-path="Pictures/10000000000000F000000014716DD3C80A6D2931.png" manifest:media-type="image/png"/>
  <manifest:file-entry manifest:full-path="Pictures/10000000000000F000000014A334A8FDA3EDFFC4.png" manifest:media-type="image/png"/>
  <manifest:file-entry manifest:full-path="Pictures/10000000000000F000000014E1131BE0EB80A22C.png" manifest:media-type="image/png"/>
  <manifest:file-entry manifest:full-path="Pictures/10000000000000F000000014DB25788C176BF320.png" manifest:media-type="image/png"/>
  <manifest:file-entry manifest:full-path="Pictures/10000000000000F000000014CE217B22CE764354.png" manifest:media-type="image/png"/>
  <manifest:file-entry manifest:full-path="Pictures/10000000000000F000000014FA0EE35782A9A4B8.png" manifest:media-type="image/png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13.29pt"/>
    </style:style>
    <style:style style:name="co4" style:family="table-column">
      <style:table-column-properties fo:break-before="auto" style:column-width="83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.65pt"/>
    </style:style>
    <style:style style:name="co7" style:family="table-column">
      <style:table-column-properties fo:break-before="auto" style:column-width="1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9.95pt" fo:break-before="auto" style:use-optimal-row-height="false"/>
    </style:style>
    <style:style style:name="ro3" style:family="table-row">
      <style:table-row-properties style:row-height="9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lot" table:style-name="ta1">
        <table:shapes>
          <draw:frame draw:z-index="0" draw:style-name="gr1" draw:text-style-name="P1" svg:width="548.7pt" svg:height="92.44pt" svg:x="863.52pt" svg:y="91.67pt">
            <loext:p draw:notify-on-update-of-ranges="testplot.A8:testplot.B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8.7pt" svg:height="92.44pt" svg:x="851.16pt" svg:y="188.73pt">
            <loext:p draw:notify-on-update-of-ranges="testplot.A9:testplot.BH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8.7pt" svg:height="92.44pt" svg:x="851.16pt" svg:y="288.99pt">
            <loext:p draw:notify-on-update-of-ranges="testplot.A10:testplot.BH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48.7pt" svg:height="92.44pt" svg:x="851.16pt" svg:y="389.23pt">
            <loext:p draw:notify-on-update-of-ranges="testplot.A11:testplot.BH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48.7pt" svg:height="92.44pt" svg:x="851.16pt" svg:y="489.49pt">
            <loext:p draw:notify-on-update-of-ranges="testplot.A12:testplot.BH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48.7pt" svg:height="92.44pt" svg:x="851.16pt" svg:y="589.75pt">
            <loext:p draw:notify-on-update-of-ranges="testplot.A13:testplot.BH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48.7pt" svg:height="92.44pt" svg:x="851.16pt" svg:y="690.01pt">
            <loext:p draw:notify-on-update-of-ranges="testplot.A14:testplot.BH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90" table:default-cell-style-name="Default"/>
        <table:table-column table:style-name="co4" table:default-cell-style-name="Default"/>
        <table:table-column table:style-name="co3" table:number-columns-repeated="72" table:default-cell-style-name="Default"/>
        <table:table-row table:style-name="ro1" table:number-rows-repeated="7">
          <table:table-cell table:number-columns-repeated="18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8"/>
          <table:table-cell table:formula="of:=SUM([.A8:.BH8])" office:value-type="float" office:value="34" calcext:value-type="float">
            <text:p>34</text:p>
          </table:table-cell>
          <table:table-cell table:number-columns-repeated="72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8"/>
          <table:table-cell table:formula="of:=SUM([.A9:.BH9])" office:value-type="float" office:value="66" calcext:value-type="float">
            <text:p>66</text:p>
          </table:table-cell>
          <table:table-cell table:number-columns-repeated="72"/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8"/>
          <table:table-cell table:formula="of:=SUM([.A10:.BH10])" office:value-type="float" office:value="55" calcext:value-type="float">
            <text:p>55</text:p>
          </table:table-cell>
          <table:table-cell table:number-columns-repeated="72"/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8"/>
          <table:table-cell table:formula="of:=SUM([.A11:.BH11])" office:value-type="float" office:value="36" calcext:value-type="float">
            <text:p>36</text:p>
          </table:table-cell>
          <table:table-cell table:number-columns-repeated="72"/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8"/>
          <table:table-cell table:formula="of:=SUM([.A12:.BH12])" office:value-type="float" office:value="26" calcext:value-type="float">
            <text:p>26</text:p>
          </table:table-cell>
          <table:table-cell table:number-columns-repeated="72"/>
        </table:table-row>
        <table:table-row table:style-name="ro2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8"/>
          <table:table-cell table:formula="of:=SUM([.A13:.BH13])" office:value-type="float" office:value="43" calcext:value-type="float">
            <text:p>43</text:p>
          </table:table-cell>
          <table:table-cell table:number-columns-repeated="7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8"/>
          <table:table-cell table:formula="of:=SUM([.A14:.BH14])" office:value-type="float" office:value="95" calcext:value-type="float">
            <text:p>95</text:p>
          </table:table-cell>
          <table:table-cell table:number-columns-repeated="72"/>
        </table:table-row>
      </table:table>
      <table:table table:name="Sheet2" table:style-name="ta1">
        <table:shapes>
          <draw:frame draw:z-index="0" draw:style-name="gr1" draw:text-style-name="P1" svg:width="628.75pt" svg:height="92.35pt" svg:x="938.1pt" svg:y="3.34pt">
            <loext:p draw:notify-on-update-of-ranges="Sheet2.A1:Sheet2.BH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28.75pt" svg:height="92.35pt" svg:x="935.35pt" svg:y="99.89pt">
            <loext:p draw:notify-on-update-of-ranges="Sheet2.A2:Sheet2.BH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28.75pt" svg:height="92.35pt" svg:x="935.35pt" svg:y="199.79pt">
            <loext:p draw:notify-on-update-of-ranges="Sheet2.A3:Sheet2.BH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628.75pt" svg:height="92.35pt" svg:x="935.35pt" svg:y="299.68pt">
            <loext:p draw:notify-on-update-of-ranges="Sheet2.A4:Sheet2.BH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28.75pt" svg:height="92.35pt" svg:x="935.35pt" svg:y="399.54pt">
            <loext:p draw:notify-on-update-of-ranges="Sheet2.A5:Sheet2.BH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628.75pt" svg:height="92.35pt" svg:x="935.35pt" svg:y="499.44pt">
            <loext:p draw:notify-on-update-of-ranges="Sheet2.A6:Sheet2.BH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628.75pt" svg:height="92.35pt" svg:x="935.35pt" svg:y="599.33pt">
            <loext:p draw:notify-on-update-of-ranges="Sheet2.A7:Sheet2.BH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name="Image 1" draw:style-name="gr2" draw:text-style-name="P1" svg:width="197.66pt" svg:height="15.02pt" svg:x="1201.41pt" svg:y="823.49pt">
            <draw:image xlink:href="Pictures/10000000000000F000000014A334A8FDA3EDFFC4.png" xlink:type="simple" xlink:show="embed" xlink:actuate="onLoad">
              <text:p/>
            </draw:image>
          </draw:frame>
          <draw:frame draw:z-index="8" draw:name="Image 2" draw:style-name="gr2" draw:text-style-name="P1" svg:width="197.66pt" svg:height="15.02pt" svg:x="1201.38pt" svg:y="804.16pt">
            <draw:image xlink:href="Pictures/10000000000000F000000014CE217B22CE764354.png" xlink:type="simple" xlink:show="embed" xlink:actuate="onLoad">
              <text:p/>
            </draw:image>
          </draw:frame>
          <draw:frame draw:z-index="9" draw:name="Image 3" draw:style-name="gr2" draw:text-style-name="P1" svg:width="197.66pt" svg:height="15.02pt" svg:x="1201.35pt" svg:y="787.38pt">
            <draw:image xlink:href="Pictures/10000000000000F000000014DB25788C176BF320.png" xlink:type="simple" xlink:show="embed" xlink:actuate="onLoad">
              <text:p/>
            </draw:image>
          </draw:frame>
          <draw:frame draw:z-index="10" draw:name="Image 4" draw:style-name="gr2" draw:text-style-name="P1" svg:width="197.66pt" svg:height="15.02pt" svg:x="1201.38pt" svg:y="769.75pt">
            <draw:image xlink:href="Pictures/10000000000000F000000014FA0EE35782A9A4B8.png" xlink:type="simple" xlink:show="embed" xlink:actuate="onLoad">
              <text:p/>
            </draw:image>
          </draw:frame>
          <draw:frame draw:z-index="11" draw:name="Image 5" draw:style-name="gr2" draw:text-style-name="P1" svg:width="197.66pt" svg:height="15.02pt" svg:x="1202.31pt" svg:y="752.12pt">
            <draw:image xlink:href="Pictures/10000000000000F000000014716DD3C80A6D2931.png" xlink:type="simple" xlink:show="embed" xlink:actuate="onLoad">
              <text:p/>
            </draw:image>
          </draw:frame>
          <draw:frame draw:z-index="12" draw:name="Image 6" draw:style-name="gr2" draw:text-style-name="P1" svg:width="197.66pt" svg:height="15.02pt" svg:x="1202.31pt" svg:y="734.49pt">
            <draw:image xlink:href="Pictures/10000000000000F000000014E1131BE0EB80A22C.png" xlink:type="simple" xlink:show="embed" xlink:actuate="onLoad">
              <text:p/>
            </draw:image>
          </draw:frame>
          <draw:frame draw:z-index="13" draw:name="Image 7" draw:style-name="gr2" draw:text-style-name="P1" svg:width="197.66pt" svg:height="15.02pt" svg:x="1205.06pt" svg:y="717.7pt">
            <draw:image xlink:href="Pictures/10000000000000F0000000140EB8B097BF071B3C.png" xlink:type="simple" xlink:show="embed" xlink:actuate="onLoad">
              <text:p/>
            </draw:image>
          </draw:frame>
          <draw:frame draw:z-index="14" draw:name="Image 1" draw:style-name="gr2" draw:text-style-name="P1" svg:width="197.66pt" svg:height="15.02pt" svg:x="1624.31pt" svg:y="603.72pt">
            <draw:image xlink:href="Pictures/10000000000000F000000014A334A8FDA3EDFFC4.png" xlink:type="simple" xlink:show="embed" xlink:actuate="onLoad">
              <text:p/>
            </draw:image>
          </draw:frame>
          <draw:frame draw:z-index="15" draw:name="Image 2" draw:style-name="gr2" draw:text-style-name="P1" svg:width="197.66pt" svg:height="15.02pt" svg:x="1624.31pt" svg:y="503.09pt">
            <draw:image xlink:href="Pictures/10000000000000F000000014CE217B22CE764354.png" xlink:type="simple" xlink:show="embed" xlink:actuate="onLoad">
              <text:p/>
            </draw:image>
          </draw:frame>
          <draw:frame draw:z-index="16" draw:name="Image 3" draw:style-name="gr2" draw:text-style-name="P1" svg:width="197.66pt" svg:height="15.02pt" svg:x="1624.31pt" svg:y="402.49pt">
            <draw:image xlink:href="Pictures/10000000000000F000000014DB25788C176BF320.png" xlink:type="simple" xlink:show="embed" xlink:actuate="onLoad">
              <text:p/>
            </draw:image>
          </draw:frame>
          <draw:frame draw:z-index="17" draw:name="Image 4" draw:style-name="gr2" draw:text-style-name="P1" svg:width="197.66pt" svg:height="15.02pt" svg:x="1624.31pt" svg:y="301.86pt">
            <draw:image xlink:href="Pictures/10000000000000F000000014FA0EE35782A9A4B8.png" xlink:type="simple" xlink:show="embed" xlink:actuate="onLoad">
              <text:p/>
            </draw:image>
          </draw:frame>
          <draw:frame draw:z-index="18" draw:name="Image 5" draw:style-name="gr2" draw:text-style-name="P1" svg:width="197.66pt" svg:height="15.02pt" svg:x="1624.31pt" svg:y="201.23pt">
            <draw:image xlink:href="Pictures/10000000000000F000000014716DD3C80A6D2931.png" xlink:type="simple" xlink:show="embed" xlink:actuate="onLoad">
              <text:p/>
            </draw:image>
          </draw:frame>
          <draw:frame draw:z-index="19" draw:name="Image 6" draw:style-name="gr2" draw:text-style-name="P1" svg:width="197.66pt" svg:height="15.02pt" svg:x="1624.31pt" svg:y="100.63pt">
            <draw:image xlink:href="Pictures/10000000000000F000000014E1131BE0EB80A22C.png" xlink:type="simple" xlink:show="embed" xlink:actuate="onLoad">
              <text:p/>
            </draw:image>
          </draw:frame>
          <draw:frame draw:z-index="20" draw:name="Image 7" draw:style-name="gr2" draw:text-style-name="P1" svg:width="197.66pt" svg:height="15.02pt" svg:x="1624.31pt" svg:y="0pt">
            <draw:image xlink:href="Pictures/10000000000000F0000000140EB8B097BF071B3C.png" xlink:type="simple" xlink:show="embed" xlink:actuate="onLoad">
              <text:p/>
            </draw:image>
          </draw:frame>
        </table:shapes>
        <table:table-column table:style-name="co6" table:number-columns-repeated="59" table:default-cell-style-name="Default"/>
        <table:table-column table:style-name="co7" table:default-cell-style-name="Default"/>
        <table:table-column table:style-name="co6" table:number-columns-repeated="60" table:default-cell-style-name="Default"/>
        <table:table-column table:style-name="co5" table:default-cell-style-name="Default"/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60"/>
          <table:table-cell table:formula="of:=COUNTIF([.A1:.BH1];5)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60"/>
          <table:table-cell table:formula="of:=COUNTIF([.A2:.BH2];5)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0"/>
          <table:table-cell table:formula="of:=COUNTIF([.A3:.BH3];5)" office:value-type="float" office:value="0" calcext:value-type="float">
            <text:p>0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0"/>
          <table:table-cell table:formula="of:=COUNTIF([.A4:.BH4];5)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0"/>
          <table:table-cell table:formula="of:=COUNTIF([.A5:.BH5];5)" office:value-type="float" office:value="2" calcext:value-type="float">
            <text:p>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60"/>
          <table:table-cell table:formula="of:=COUNTIF([.A6:.BH6];5)"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0"/>
          <table:table-cell table:formula="of:=COUNTIF([.A7:.BH7];5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9:26:09.740599746</dc:date>
    <meta:editing-duration>PT6M3S</meta:editing-duration>
    <meta:editing-cycles>1</meta:editing-cycles>
    <meta:document-statistic meta:table-count="2" meta:cell-count="854" meta:object-count="28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65cm" svg:y="1.332cm" style:legend-expansion="high" chart:style-name="ch2"/>
        <chart:plot-area chart:style-name="ch3" table:cell-range-address="testplot.A8:testplot.BH8" svg:x="0.387cm" svg:y="0.065cm" svg:width="16.876cm" svg:height="3.132cm">
          <chartooo:coordinate-region svg:x="0.823cm" svg:y="0.264cm" svg:width="16.44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8:testplot.BH8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estplot.A8:testplot.B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3:Sheet2.BH3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3:Sheet2.BH3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2.A3:Sheet2.BH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4:Sheet2.BH4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4:Sheet2.BH4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:Sheet2.B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5:Sheet2.BH5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5:Sheet2.BH5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A5:Sheet2.B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6:Sheet2.BH6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6:Sheet2.BH6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6:Sheet2.B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7:Sheet2.BH7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7:Sheet2.BH7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2.A7:Sheet2.BH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65cm" svg:y="1.332cm" style:legend-expansion="high" chart:style-name="ch2"/>
        <chart:plot-area chart:style-name="ch3" table:cell-range-address="testplot.A9:testplot.BH9" svg:x="0.387cm" svg:y="0.065cm" svg:width="16.876cm" svg:height="3.132cm">
          <chartooo:coordinate-region svg:x="0.823cm" svg:y="0.264cm" svg:width="16.44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9:testplot.BH9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estplot.A9:testplot.BH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465cm" svg:y="1.332cm" style:legend-expansion="high" chart:style-name="ch2"/>
        <chart:plot-area chart:style-name="ch3" table:cell-range-address="testplot.A10:testplot.BH10" svg:x="0.387cm" svg:y="0.065cm" svg:width="16.691cm" svg:height="3.132cm">
          <chartooo:coordinate-region svg:x="0.823cm" svg:y="0.264cm" svg:width="16.255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10:testplot.BH10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plot.A10:testplot.BH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492cm" svg:y="1.332cm" style:legend-expansion="high" chart:style-name="ch2"/>
        <chart:plot-area chart:style-name="ch3" table:cell-range-address="testplot.A11:testplot.BH11" svg:x="0.387cm" svg:y="0.065cm" svg:width="16.718cm" svg:height="3.132cm">
          <chartooo:coordinate-region svg:x="0.823cm" svg:y="0.264cm" svg:width="16.282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11:testplot.BH11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plot.A11:testplot.BH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465cm" svg:y="1.332cm" style:legend-expansion="high" chart:style-name="ch2"/>
        <chart:plot-area chart:style-name="ch3" table:cell-range-address="testplot.A12:testplot.BH12" svg:x="0.387cm" svg:y="0.065cm" svg:width="16.691cm" svg:height="3.132cm">
          <chartooo:coordinate-region svg:x="0.823cm" svg:y="0.264cm" svg:width="16.255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12:testplot.BH12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plot.A12:testplot.BH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465cm" svg:y="1.332cm" style:legend-expansion="high" chart:style-name="ch2"/>
        <chart:plot-area chart:style-name="ch3" table:cell-range-address="testplot.A13:testplot.BH13" svg:x="0.387cm" svg:y="0.065cm" svg:width="16.691cm" svg:height="3.132cm">
          <chartooo:coordinate-region svg:x="0.823cm" svg:y="0.264cm" svg:width="16.255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13:testplot.BH13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plot.A13:testplot.BH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58cm" svg:height="3.262cm" xlink:href=".." xlink:type="simple" chart:class="chart:bar" chart:style-name="ch1">
        <chart:legend chart:legend-position="end" svg:x="17.465cm" svg:y="1.332cm" style:legend-expansion="high" chart:style-name="ch2"/>
        <chart:plot-area chart:style-name="ch3" table:cell-range-address="testplot.A14:testplot.BH14" svg:x="0.387cm" svg:y="0.065cm" svg:width="16.691cm" svg:height="3.132cm">
          <chartooo:coordinate-region svg:x="0.823cm" svg:y="0.264cm" svg:width="16.255cm" svg:height="2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plot.A14:testplot.BH14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estplot.A14:testplot.BH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1:Sheet2.BH1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BH1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2.A1:Sheet2.BH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82cm" svg:height="3.259cm" xlink:href=".." xlink:type="simple" chart:class="chart:bar" chart:style-name="ch1">
        <chart:legend chart:legend-position="end" svg:x="20.474cm" svg:y="1.33cm" style:legend-expansion="high" chart:style-name="ch2"/>
        <chart:plot-area chart:style-name="ch3" table:cell-range-address="Sheet2.A2:Sheet2.BH2" svg:x="0.443cm" svg:y="0.065cm" svg:width="19.588cm" svg:height="3.129cm">
          <chartooo:coordinate-region svg:x="0.879cm" svg:y="0.264cm" svg:width="19.152cm" svg:height="2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BH2" chart:class="chart:ba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A2:Sheet2.B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